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Verdana1" svg:font-family="Verdana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0.361in"/>
    </style:style>
    <style:style style:name="co5" style:family="table-column">
      <style:table-column-properties fo:break-before="auto" style:column-width="2.6646in"/>
    </style:style>
    <style:style style:name="co6" style:family="table-column">
      <style:table-column-properties fo:break-before="auto" style:column-width="1.122in"/>
    </style:style>
    <style:style style:name="co7" style:family="table-column">
      <style:table-column-properties fo:break-before="auto" style:column-width="0.263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C_20_par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Verdana1" fo:font-size="12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Verdana1" fo:font-size="12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Verdana1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Verdana1" fo:font-size="12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ext-properties style:font-name="Verdana2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2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 style:data-style-name="N2">
      <style:text-properties style:font-name="Verdana2" fo:font-size="12pt" style:font-size-asian="12pt" style:font-size-complex="12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Verdana2" fo:font-size="12pt" fo:font-style="italic" style:font-size-asian="12pt" style:font-style-asian="italic" style:font-size-complex="12pt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nel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number-columns-repeated="5" table:default-cell-style-name="ACE-0"/>
        <table:table-column table:style-name="co3" table:default-cell-style-name="ACE-0"/>
        <table:table-column table:style-name="co2" table:number-columns-repeated="2" table:default-cell-style-name="ACE-0"/>
        <table:table-column table:style-name="co1" table:default-cell-style-name="ACE-0"/>
        <table:table-column table:style-name="co2" table:number-columns-repeated="985" table:default-cell-style-name="ACE-0"/>
        <table:table-column table:style-name="co2" table:number-columns-repeated="2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surface</text:p>
          </table:table-cell>
          <table:table-cell table:style-name="ce6" office:value-type="string" calcext:value-type="string">
            <text:p>thickness</text:p>
          </table:table-cell>
          <table:table-cell table:style-name="ce6" office:value-type="string" calcext:value-type="string">
            <text:p>price / m2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nb</text:p>
          </table:table-cell>
          <table:table-cell table:style-name="ce6"/>
          <table:table-cell table:style-name="ce6" office:value-type="string" calcext:value-type="string">
            <text:p>total</text:p>
          </table:table-cell>
          <table:table-cell table:style-name="ce6" table:number-columns-repeated="984"/>
          <table:table-cell table:style-name="ce5" table:number-columns-repeated="2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float" office:value="536" calcext:value-type="float">
            <text:p>536</text:p>
          </table:table-cell>
          <table:table-cell office:value-type="float" office:value="418" calcext:value-type="float">
            <text:p>418</text:p>
          </table:table-cell>
          <table:table-cell table:style-name="ce7" table:formula="of:=[.C4]*[.D4]/1000000" office:value-type="float" office:value="0.224048" calcext:value-type="float">
            <text:p>0.224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ROUND([.G4]*[.E4]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4]*[.H4]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office:value-type="float" office:value="536" calcext:value-type="float">
            <text:p>536</text:p>
          </table:table-cell>
          <table:table-cell office:value-type="float" office:value="436" calcext:value-type="float">
            <text:p>436</text:p>
          </table:table-cell>
          <table:table-cell table:style-name="ce7" table:formula="of:=[.C5]*[.D5]/1000000" office:value-type="float" office:value="0.233696" calcext:value-type="float">
            <text:p>0.234</text:p>
          </table:table-cell>
          <table:table-cell table:style-name="ce8" table:formula="of:=[.F4]" office:value-type="float" office:value="18" calcext:value-type="float">
            <text:p>18</text:p>
          </table:table-cell>
          <table:table-cell table:formula="of:=[.G4]" office:value-type="float" office:value="80" calcext:value-type="float">
            <text:p>80</text:p>
          </table:table-cell>
          <table:table-cell table:formula="of:=ROUND([.G5]*[.E5];0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5]*[.H5]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float" office:value="714" calcext:value-type="float">
            <text:p>714</text:p>
          </table:table-cell>
          <table:table-cell office:value-type="float" office:value="500" calcext:value-type="float">
            <text:p>500</text:p>
          </table:table-cell>
          <table:table-cell table:style-name="ce7" table:formula="of:=[.C6]*[.D6]/1000000" office:value-type="float" office:value="0.357" calcext:value-type="float">
            <text:p>0.357</text:p>
          </table:table-cell>
          <table:table-cell table:style-name="ce8" table:formula="of:=[.F4]" office:value-type="float" office:value="18" calcext:value-type="float">
            <text:p>18</text:p>
          </table:table-cell>
          <table:table-cell table:formula="of:=[.G4]" office:value-type="float" office:value="80" calcext:value-type="float">
            <text:p>80</text:p>
          </table:table-cell>
          <table:table-cell table:formula="of:=ROUND([.G6]*[.E6]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6]*[.H6]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float" office:value="714" calcext:value-type="float">
            <text:p>714</text:p>
          </table:table-cell>
          <table:table-cell office:value-type="float" office:value="436" calcext:value-type="float">
            <text:p>436</text:p>
          </table:table-cell>
          <table:table-cell table:style-name="ce7" table:formula="of:=[.C7]*[.D7]/1000000" office:value-type="float" office:value="0.311304" calcext:value-type="float">
            <text:p>0.311</text:p>
          </table:table-cell>
          <table:table-cell table:style-name="ce8" table:formula="of:=[.F4]" office:value-type="float" office:value="18" calcext:value-type="float">
            <text:p>18</text:p>
          </table:table-cell>
          <table:table-cell table:formula="of:=[.G4]" office:value-type="float" office:value="80" calcext:value-type="float">
            <text:p>80</text:p>
          </table:table-cell>
          <table:table-cell table:formula="of:=ROUND([.G7]*[.E7];0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7]*[.H7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helve</text:p>
          </table:table-cell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  <table:table-cell table:style-name="ce7" table:formula="of:=[.C8]*[.D8]/1000000" office:value-type="float" office:value="0.1911" calcext:value-type="float">
            <text:p>0.191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ROUND([.G8]*[.E8];0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8]*[.H8]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or</text:p>
          </table:table-cell>
          <table:table-cell office:value-type="float" office:value="740" calcext:value-type="float">
            <text:p>740</text:p>
          </table:table-cell>
          <table:table-cell office:value-type="float" office:value="536" calcext:value-type="float">
            <text:p>536</text:p>
          </table:table-cell>
          <table:table-cell table:style-name="ce7" table:formula="of:=[.C9]*[.D9]/1000000" office:value-type="float" office:value="0.39664" calcext:value-type="float">
            <text:p>0.397</text:p>
          </table:table-cell>
          <table:table-cell table:style-name="ce8" table:formula="of:=[.F8]" office:value-type="float" office:value="10" calcext:value-type="float">
            <text:p>10</text:p>
          </table:table-cell>
          <table:table-cell table:formula="of:=[.G8]" office:value-type="float" office:value="65" calcext:value-type="float">
            <text:p>65</text:p>
          </table:table-cell>
          <table:table-cell table:formula="of:=ROUND([.G9]*[.E9]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9]*[.H9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table:style-name="ce8"/>
          <table:table-cell table:number-columns-repeated="1018"/>
        </table:table-row>
        <table:table-row table:style-name="ro1">
          <table:table-cell table:number-columns-repeated="10"/>
          <table:table-cell table:formula="of:=SUM([.K3:.K10])" office:value-type="float" office:value="356" calcext:value-type="float">
            <text:p>356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anels.$A$1" table:expression="#REF!"/>
          <table:named-expression table:name="Sheet_Title" table:base-cell-address="$panels.$A$1" table:expression="&quot;PC parts&quot;"/>
        </table:named-expressions>
      </table:table>
      <table:table table:name="hardware" table:style-name="ta2">
        <office:forms form:automatic-focus="false" form:apply-design-mode="false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" table:number-columns-repeated="3" table:default-cell-style-name="ce10"/>
        <table:table-column table:style-name="co7" table:default-cell-style-name="ce10"/>
        <table:table-column table:style-name="co2" table:default-cell-style-name="ce12"/>
        <table:table-column table:style-name="co2" table:number-columns-repeated="1016" table:default-cell-style-name="ce10"/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furnisher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unit price</text:p>
          </table:table-cell>
          <table:table-cell table:style-name="ce11" office:value-type="string" calcext:value-type="string">
            <text:p>nb</text:p>
          </table:table-cell>
          <table:table-cell table:style-name="ce11"/>
          <table:table-cell table:style-name="ce13" office:value-type="string" calcext:value-type="string">
            <text:p>total</text:p>
          </table:table-cell>
          <table:table-cell table:style-name="ce1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ood screws 5 mm x 60 mm</text:p>
          </table:table-cell>
          <table:table-cell office:value-type="string" calcext:value-type="string">
            <text:p>Hornbach</text:p>
          </table:table-cell>
          <table:table-cell office:value-type="float" office:value="10529671" calcext:value-type="float">
            <text:p>10529671</text:p>
          </table:table-cell>
          <table:table-cell table:formula="of:=14.9/50" office:value-type="float" office:value="0.298" calcext:value-type="float">
            <text:p>0.29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4]*[.F4]" office:value-type="float" office:value="14.9" calcext:value-type="float">
            <text:p>14.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elf hooks</text:p>
          </table:table-cell>
          <table:table-cell table:formula="of:=[.C4]" office:value-type="string" office:string-value="Hornbach" calcext:value-type="string">
            <text:p>Hornbach</text:p>
          </table:table-cell>
          <table:table-cell office:value-type="float" office:value="8673838" calcext:value-type="float">
            <text:p>8673838</text:p>
          </table:table-cell>
          <table:table-cell table:formula="of:=8.1/40" office:value-type="float" office:value="0.2025" calcext:value-type="float">
            <text:p>0.202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E5]*[.F5]" office:value-type="float" office:value="8.1" calcext:value-type="float">
            <text:p>8.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elf hook nuts</text:p>
          </table:table-cell>
          <table:table-cell table:formula="of:=[.C4]" office:value-type="string" office:string-value="Hornbach" calcext:value-type="string">
            <text:p>Hornbach</text:p>
          </table:table-cell>
          <table:table-cell office:value-type="float" office:value="8837988" calcext:value-type="float">
            <text:p>8837988</text:p>
          </table:table-cell>
          <table:table-cell table:formula="of:=3.6/40" office:value-type="float" office:value="0.09" calcext:value-type="float">
            <text:p>0.09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E6]*[.F6]" office:value-type="float" office:value="3.6" calcext:value-type="float">
            <text:p>3.6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inges</text:p>
          </table:table-cell>
          <table:table-cell table:formula="of:=[.C4]" office:value-type="string" office:string-value="Hornbach" calcext:value-type="string">
            <text:p>Hornbac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Sans" svg:font-family="Sans"/>
    <style:font-face style:name="Verdana1" svg:font-family="Verdana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Verdana" fo:font-family="Verdana" style:font-style-name="Regular" style:font-family-generic="swiss" style:font-pitch="variable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C_20_parts" style:display-name="PC pa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16T11:27:45.014164782</dc:date>
    <meta:creation-date>2020-09-30T11:47:59Z</meta:creation-date>
    <meta:editing-cycles>34</meta:editing-cycles>
    <meta:editing-duration>PT14H44M22S</meta:editing-duration>
    <meta:generator>LibreOffice/6.4.7.2$Linux_X86_64 LibreOffice_project/40$Build-2</meta:generator>
    <meta:document-statistic meta:table-count="2" meta:cell-count="91" meta:object-count="0"/>
  </office:meta>
</office:document-meta>
</file>